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N°Caso (.000)\Alg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bbleMelhorado</text:p>
          </table:table-cell>
          <table:table-cell office:value-type="string" calcext:value-type="string">
            <text:p>Quick primeiro</text:p>
          </table:table-cell>
          <table:table-cell office:value-type="string" calcext:value-type="string">
            <text:p>Quick Meio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Merg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26" calcext:value-type="float">
            <text:p>0,00126</text:p>
          </table:table-cell>
          <table:table-cell office:value-type="float" office:value="0.00171" calcext:value-type="float">
            <text:p>0,00171</text:p>
          </table:table-cell>
          <table:table-cell office:value-type="float" office:value="0.00108" calcext:value-type="float">
            <text:p>0,00108</text:p>
          </table:table-cell>
          <table:table-cell office:value-type="float" office:value="0.000015" calcext:value-type="float">
            <text:p>0,000015</text:p>
          </table:table-cell>
          <table:table-cell office:value-type="float" office:value="0.00124" calcext:value-type="float">
            <text:p>0,00124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0093" calcext:value-type="float">
            <text:p>0,00093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015" calcext:value-type="float">
            <text:p>0,00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234" calcext:value-type="float">
            <text:p>0,04234</text:p>
          </table:table-cell>
          <table:table-cell office:value-type="float" office:value="0.04077" calcext:value-type="float">
            <text:p>0,04077</text:p>
          </table:table-cell>
          <table:table-cell office:value-type="float" office:value="0.02094" calcext:value-type="float">
            <text:p>0,02094</text:p>
          </table:table-cell>
          <table:table-cell office:value-type="float" office:value="0.000063" calcext:value-type="float">
            <text:p>0,000063</text:p>
          </table:table-cell>
          <table:table-cell office:value-type="float" office:value="0.02687" calcext:value-type="float">
            <text:p>0,02687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0.02468" calcext:value-type="float">
            <text:p>0,02468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032" calcext:value-type="float">
            <text:p>0,000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6137" calcext:value-type="float">
            <text:p>0,16137</text:p>
          </table:table-cell>
          <table:table-cell office:value-type="float" office:value="0.1631" calcext:value-type="float">
            <text:p>0,1631</text:p>
          </table:table-cell>
          <table:table-cell office:value-type="float" office:value="0.08233" calcext:value-type="float">
            <text:p>0,08233</text:p>
          </table:table-cell>
          <table:table-cell office:value-type="float" office:value="0.000251" calcext:value-type="float">
            <text:p>0,000251</text:p>
          </table:table-cell>
          <table:table-cell office:value-type="float" office:value="0.10701" calcext:value-type="float">
            <text:p>0,10701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9592" calcext:value-type="float">
            <text:p>0,09592</text:p>
          </table:table-cell>
          <table:table-cell office:value-type="float" office:value="0.00125" calcext:value-type="float">
            <text:p>0,00125</text:p>
          </table:table-cell>
          <table:table-cell office:value-type="float" office:value="0.00078" calcext:value-type="float">
            <text:p>0,000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6445" calcext:value-type="float">
            <text:p>0,36445</text:p>
          </table:table-cell>
          <table:table-cell office:value-type="float" office:value="0.36928" calcext:value-type="float">
            <text:p>0,36928</text:p>
          </table:table-cell>
          <table:table-cell office:value-type="float" office:value="0.18449" calcext:value-type="float">
            <text:p>0,18449</text:p>
          </table:table-cell>
          <table:table-cell office:value-type="float" office:value="0.000373" calcext:value-type="float">
            <text:p>0,000373</text:p>
          </table:table-cell>
          <table:table-cell office:value-type="float" office:value="0.24511" calcext:value-type="float">
            <text:p>0,24511</text:p>
          </table:table-cell>
          <table:table-cell office:value-type="float" office:value="0.00093" calcext:value-type="float">
            <text:p>0,00093</text:p>
          </table:table-cell>
          <table:table-cell office:value-type="float" office:value="0.21557" calcext:value-type="float">
            <text:p>0,21557</text:p>
          </table:table-cell>
          <table:table-cell office:value-type="float" office:value="0.00203" calcext:value-type="float">
            <text:p>0,00203</text:p>
          </table:table-cell>
          <table:table-cell office:value-type="float" office:value="0.00109" calcext:value-type="float">
            <text:p>0,001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4829" calcext:value-type="float">
            <text:p>0,64829</text:p>
          </table:table-cell>
          <table:table-cell office:value-type="float" office:value="0.66173" calcext:value-type="float">
            <text:p>0,66173</text:p>
          </table:table-cell>
          <table:table-cell office:value-type="float" office:value="0.32727" calcext:value-type="float">
            <text:p>0,32727</text:p>
          </table:table-cell>
          <table:table-cell office:value-type="float" office:value="0.000563" calcext:value-type="float">
            <text:p>0,000563</text:p>
          </table:table-cell>
          <table:table-cell office:value-type="float" office:value="0.42256" calcext:value-type="float">
            <text:p>0,42256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0.3824" calcext:value-type="float">
            <text:p>0,3824</text:p>
          </table:table-cell>
          <table:table-cell office:value-type="float" office:value="0.00265" calcext:value-type="float">
            <text:p>0,00265</text:p>
          </table:table-cell>
          <table:table-cell office:value-type="float" office:value="0.00141" calcext:value-type="float">
            <text:p>0,001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0146" calcext:value-type="float">
            <text:p>1,0146</text:p>
          </table:table-cell>
          <table:table-cell office:value-type="float" office:value="1.03271" calcext:value-type="float">
            <text:p>1,03271</text:p>
          </table:table-cell>
          <table:table-cell office:value-type="float" office:value="0.51113" calcext:value-type="float">
            <text:p>0,51113</text:p>
          </table:table-cell>
          <table:table-cell office:value-type="float" office:value="0.000642" calcext:value-type="float">
            <text:p>0,000642</text:p>
          </table:table-cell>
          <table:table-cell office:value-type="float" office:value="0.65656" calcext:value-type="float">
            <text:p>0,65656</text:p>
          </table:table-cell>
          <table:table-cell office:value-type="float" office:value="0.00125" calcext:value-type="float">
            <text:p>0,00125</text:p>
          </table:table-cell>
          <table:table-cell office:value-type="float" office:value="0.593" calcext:value-type="float">
            <text:p>0,593</text:p>
          </table:table-cell>
          <table:table-cell office:value-type="float" office:value="0.00328" calcext:value-type="float">
            <text:p>0,00328</text:p>
          </table:table-cell>
          <table:table-cell office:value-type="float" office:value="0.00171" calcext:value-type="float">
            <text:p>0,001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1.46183" calcext:value-type="float">
            <text:p>1,46183</text:p>
          </table:table-cell>
          <table:table-cell office:value-type="float" office:value="1.48308" calcext:value-type="float">
            <text:p>1,48308</text:p>
          </table:table-cell>
          <table:table-cell office:value-type="float" office:value="0.73483" calcext:value-type="float">
            <text:p>0,73483</text:p>
          </table:table-cell>
          <table:table-cell office:value-type="float" office:value="0.000782" calcext:value-type="float">
            <text:p>0,000782</text:p>
          </table:table-cell>
          <table:table-cell office:value-type="float" office:value="0.94261" calcext:value-type="float">
            <text:p>0,94261</text:p>
          </table:table-cell>
          <table:table-cell office:value-type="float" office:value="0.00182" calcext:value-type="float">
            <text:p>0,00182</text:p>
          </table:table-cell>
          <table:table-cell office:value-type="float" office:value="0.85559" calcext:value-type="float">
            <text:p>0,85559</text:p>
          </table:table-cell>
          <table:table-cell office:value-type="float" office:value="0.00376" calcext:value-type="float">
            <text:p>0,00376</text:p>
          </table:table-cell>
          <table:table-cell office:value-type="float" office:value="0.00219" calcext:value-type="float">
            <text:p>0,002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9917" calcext:value-type="float">
            <text:p>1,9917</text:p>
          </table:table-cell>
          <table:table-cell office:value-type="float" office:value="2.01788" calcext:value-type="float">
            <text:p>2,01788</text:p>
          </table:table-cell>
          <table:table-cell office:value-type="float" office:value="1.00039" calcext:value-type="float">
            <text:p>1,00039</text:p>
          </table:table-cell>
          <table:table-cell office:value-type="float" office:value="0.000893" calcext:value-type="float">
            <text:p>0,000893</text:p>
          </table:table-cell>
          <table:table-cell office:value-type="float" office:value="1.28955" calcext:value-type="float">
            <text:p>1,28955</text:p>
          </table:table-cell>
          <table:table-cell office:value-type="float" office:value="0.00171" calcext:value-type="float">
            <text:p>0,00171</text:p>
          </table:table-cell>
          <table:table-cell office:value-type="float" office:value="1.17784" calcext:value-type="float">
            <text:p>1,17784</text:p>
          </table:table-cell>
          <table:table-cell office:value-type="float" office:value="0.00469" calcext:value-type="float">
            <text:p>0,00469</text:p>
          </table:table-cell>
          <table:table-cell office:value-type="float" office:value="0.00237" calcext:value-type="float">
            <text:p>0,002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601" calcext:value-type="float">
            <text:p>2,601</text:p>
          </table:table-cell>
          <table:table-cell office:value-type="float" office:value="2.63671" calcext:value-type="float">
            <text:p>2,63671</text:p>
          </table:table-cell>
          <table:table-cell office:value-type="float" office:value="1.33904" calcext:value-type="float">
            <text:p>1,33904</text:p>
          </table:table-cell>
          <table:table-cell office:value-type="float" office:value="0.001124" calcext:value-type="float">
            <text:p>0,001124</text:p>
          </table:table-cell>
          <table:table-cell office:value-type="float" office:value="1.68003" calcext:value-type="float">
            <text:p>1,68003</text:p>
          </table:table-cell>
          <table:table-cell office:value-type="float" office:value="0.00219" calcext:value-type="float">
            <text:p>0,00219</text:p>
          </table:table-cell>
          <table:table-cell office:value-type="float" office:value="1.5207" calcext:value-type="float">
            <text:p>1,5207</text:p>
          </table:table-cell>
          <table:table-cell office:value-type="float" office:value="0.00531" calcext:value-type="float">
            <text:p>0,00531</text:p>
          </table:table-cell>
          <table:table-cell office:value-type="float" office:value="0.00296" calcext:value-type="float">
            <text:p>0,0029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2976" calcext:value-type="float">
            <text:p>3,2976</text:p>
          </table:table-cell>
          <table:table-cell office:value-type="float" office:value="3.33569" calcext:value-type="float">
            <text:p>3,33569</text:p>
          </table:table-cell>
          <table:table-cell office:value-type="float" office:value="1.65103" calcext:value-type="float">
            <text:p>1,65103</text:p>
          </table:table-cell>
          <table:table-cell office:value-type="float" office:value="0.001248" calcext:value-type="float">
            <text:p>0,001248</text:p>
          </table:table-cell>
          <table:table-cell office:value-type="float" office:value="2.12497" calcext:value-type="float">
            <text:p>2,12497</text:p>
          </table:table-cell>
          <table:table-cell office:value-type="float" office:value="0.00234" calcext:value-type="float">
            <text:p>0,00234</text:p>
          </table:table-cell>
          <table:table-cell office:value-type="float" office:value="1.93954" calcext:value-type="float">
            <text:p>1,93954</text:p>
          </table:table-cell>
          <table:table-cell office:value-type="float" office:value="0.00609" calcext:value-type="float">
            <text:p>0,00609</text:p>
          </table:table-cell>
          <table:table-cell office:value-type="float" office:value="0.00344" calcext:value-type="float">
            <text:p>0,003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0678" calcext:value-type="float">
            <text:p>4,0678</text:p>
          </table:table-cell>
          <table:table-cell office:value-type="float" office:value="4.11975" calcext:value-type="float">
            <text:p>4,11975</text:p>
          </table:table-cell>
          <table:table-cell office:value-type="float" office:value="2.03889" calcext:value-type="float">
            <text:p>2,03889</text:p>
          </table:table-cell>
          <table:table-cell office:value-type="float" office:value="0.00142" calcext:value-type="float">
            <text:p>0,00142</text:p>
          </table:table-cell>
          <table:table-cell office:value-type="float" office:value="2.62423" calcext:value-type="float">
            <text:p>2,62423</text:p>
          </table:table-cell>
          <table:table-cell office:value-type="float" office:value="0.00281" calcext:value-type="float">
            <text:p>0,00281</text:p>
          </table:table-cell>
          <table:table-cell office:value-type="float" office:value="2.43864" calcext:value-type="float">
            <text:p>2,43864</text:p>
          </table:table-cell>
          <table:table-cell office:value-type="float" office:value="0.00688" calcext:value-type="float">
            <text:p>0,00688</text:p>
          </table:table-cell>
          <table:table-cell office:value-type="float" office:value="0.0039" calcext:value-type="float">
            <text:p>0,00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9223" calcext:value-type="float">
            <text:p>4,9223</text:p>
          </table:table-cell>
          <table:table-cell office:value-type="float" office:value="4.9848" calcext:value-type="float">
            <text:p>4,9848</text:p>
          </table:table-cell>
          <table:table-cell office:value-type="float" office:value="2.46677" calcext:value-type="float">
            <text:p>2,46677</text:p>
          </table:table-cell>
          <table:table-cell office:value-type="float" office:value="0.001577" calcext:value-type="float">
            <text:p>0,001577</text:p>
          </table:table-cell>
          <table:table-cell office:value-type="float" office:value="3.17238" calcext:value-type="float">
            <text:p>3,17238</text:p>
          </table:table-cell>
          <table:table-cell office:value-type="float" office:value="0.00296" calcext:value-type="float">
            <text:p>0,00296</text:p>
          </table:table-cell>
          <table:table-cell office:value-type="float" office:value="2.86386" calcext:value-type="float">
            <text:p>2,86386</text:p>
          </table:table-cell>
          <table:table-cell office:value-type="float" office:value="0.00734" calcext:value-type="float">
            <text:p>0,00734</text:p>
          </table:table-cell>
          <table:table-cell office:value-type="float" office:value="0.00438" calcext:value-type="float">
            <text:p>0,004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.8627" calcext:value-type="float">
            <text:p>5,8627</text:p>
          </table:table-cell>
          <table:table-cell office:value-type="float" office:value="5.93695" calcext:value-type="float">
            <text:p>5,93695</text:p>
          </table:table-cell>
          <table:table-cell office:value-type="float" office:value="2.99163" calcext:value-type="float">
            <text:p>2,99163</text:p>
          </table:table-cell>
          <table:table-cell office:value-type="float" office:value="0.001673" calcext:value-type="float">
            <text:p>0,001673</text:p>
          </table:table-cell>
          <table:table-cell office:value-type="float" office:value="3.77646" calcext:value-type="float">
            <text:p>3,77646</text:p>
          </table:table-cell>
          <table:table-cell office:value-type="float" office:value="0.00344" calcext:value-type="float">
            <text:p>0,00344</text:p>
          </table:table-cell>
          <table:table-cell office:value-type="float" office:value="3.44685" calcext:value-type="float">
            <text:p>3,44685</text:p>
          </table:table-cell>
          <table:table-cell office:value-type="float" office:value="0.00812" calcext:value-type="float">
            <text:p>0,00812</text:p>
          </table:table-cell>
          <table:table-cell office:value-type="float" office:value="0.00484" calcext:value-type="float">
            <text:p>0,0048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9468" calcext:value-type="float">
            <text:p>6,9468</text:p>
          </table:table-cell>
          <table:table-cell office:value-type="float" office:value="6.97795" calcext:value-type="float">
            <text:p>6,97795</text:p>
          </table:table-cell>
          <table:table-cell office:value-type="float" office:value="3.45325" calcext:value-type="float">
            <text:p>3,45325</text:p>
          </table:table-cell>
          <table:table-cell office:value-type="float" office:value="0.001766" calcext:value-type="float">
            <text:p>0,001766</text:p>
          </table:table-cell>
          <table:table-cell office:value-type="float" office:value="4.43239" calcext:value-type="float">
            <text:p>4,43239</text:p>
          </table:table-cell>
          <table:table-cell office:value-type="float" office:value="0.0039" calcext:value-type="float">
            <text:p>0,0039</text:p>
          </table:table-cell>
          <table:table-cell office:value-type="float" office:value="3.9964" calcext:value-type="float">
            <text:p>3,9964</text:p>
          </table:table-cell>
          <table:table-cell office:value-type="float" office:value="0.00876" calcext:value-type="float">
            <text:p>0,00876</text:p>
          </table:table-cell>
          <table:table-cell office:value-type="float" office:value="0.00516" calcext:value-type="float">
            <text:p>0,005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0684" calcext:value-type="float">
            <text:p>8,0684</text:p>
          </table:table-cell>
          <table:table-cell office:value-type="float" office:value="8.08962" calcext:value-type="float">
            <text:p>8,08962</text:p>
          </table:table-cell>
          <table:table-cell office:value-type="float" office:value="3.99593" calcext:value-type="float">
            <text:p>3,99593</text:p>
          </table:table-cell>
          <table:table-cell office:value-type="float" office:value="0.001965" calcext:value-type="float">
            <text:p>0,001965</text:p>
          </table:table-cell>
          <table:table-cell office:value-type="float" office:value="5.14066" calcext:value-type="float">
            <text:p>5,14066</text:p>
          </table:table-cell>
          <table:table-cell office:value-type="float" office:value="0.00406" calcext:value-type="float">
            <text:p>0,00406</text:p>
          </table:table-cell>
          <table:table-cell office:value-type="float" office:value="4.63609" calcext:value-type="float">
            <text:p>4,63609</text:p>
          </table:table-cell>
          <table:table-cell office:value-type="float" office:value="0.0092" calcext:value-type="float">
            <text:p>0,0092</text:p>
          </table:table-cell>
          <table:table-cell office:value-type="float" office:value="0.00562" calcext:value-type="float">
            <text:p>0,005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.2869" calcext:value-type="float">
            <text:p>9,2869</text:p>
          </table:table-cell>
          <table:table-cell office:value-type="float" office:value="9.29141" calcext:value-type="float">
            <text:p>9,29141</text:p>
          </table:table-cell>
          <table:table-cell office:value-type="float" office:value="4.58517" calcext:value-type="float">
            <text:p>4,58517</text:p>
          </table:table-cell>
          <table:table-cell office:value-type="float" office:value="0.002094" calcext:value-type="float">
            <text:p>0,002094</text:p>
          </table:table-cell>
          <table:table-cell office:value-type="float" office:value="5.90642" calcext:value-type="float">
            <text:p>5,90642</text:p>
          </table:table-cell>
          <table:table-cell office:value-type="float" office:value="0.00453" calcext:value-type="float">
            <text:p>0,00453</text:p>
          </table:table-cell>
          <table:table-cell office:value-type="float" office:value="5.3214" calcext:value-type="float">
            <text:p>5,3214</text:p>
          </table:table-cell>
          <table:table-cell office:value-type="float" office:value="0.01031" calcext:value-type="float">
            <text:p>0,01031</text:p>
          </table:table-cell>
          <table:table-cell office:value-type="float" office:value="0.00609" calcext:value-type="float">
            <text:p>0,006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4288" calcext:value-type="float">
            <text:p>10,4288</text:p>
          </table:table-cell>
          <table:table-cell office:value-type="float" office:value="10.5735" calcext:value-type="float">
            <text:p>10,5735</text:p>
          </table:table-cell>
          <table:table-cell office:value-type="float" office:value="5.21705" calcext:value-type="float">
            <text:p>5,21705</text:p>
          </table:table-cell>
          <table:table-cell office:value-type="float" office:value="0.002328" calcext:value-type="float">
            <text:p>0,002328</text:p>
          </table:table-cell>
          <table:table-cell office:value-type="float" office:value="6.72374" calcext:value-type="float">
            <text:p>6,72374</text:p>
          </table:table-cell>
          <table:table-cell office:value-type="float" office:value="0.00484" calcext:value-type="float">
            <text:p>0,00484</text:p>
          </table:table-cell>
          <table:table-cell office:value-type="float" office:value="6.06388" calcext:value-type="float">
            <text:p>6,06388</text:p>
          </table:table-cell>
          <table:table-cell office:value-type="float" office:value="0.01079" calcext:value-type="float">
            <text:p>0,01079</text:p>
          </table:table-cell>
          <table:table-cell office:value-type="float" office:value="0.00625" calcext:value-type="float">
            <text:p>0,006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.7738" calcext:value-type="float">
            <text:p>11,7738</text:p>
          </table:table-cell>
          <table:table-cell office:value-type="float" office:value="11.93886" calcext:value-type="float">
            <text:p>11,93886</text:p>
          </table:table-cell>
          <table:table-cell office:value-type="float" office:value="5.89348" calcext:value-type="float">
            <text:p>5,89348</text:p>
          </table:table-cell>
          <table:table-cell office:value-type="float" office:value="0.002516" calcext:value-type="float">
            <text:p>0,002516</text:p>
          </table:table-cell>
          <table:table-cell office:value-type="float" office:value="7.58213" calcext:value-type="float">
            <text:p>7,58213</text:p>
          </table:table-cell>
          <table:table-cell office:value-type="float" office:value="0.00515" calcext:value-type="float">
            <text:p>0,00515</text:p>
          </table:table-cell>
          <table:table-cell office:value-type="float" office:value="6.83808" calcext:value-type="float">
            <text:p>6,83808</text:p>
          </table:table-cell>
          <table:table-cell office:value-type="float" office:value="0.01187" calcext:value-type="float">
            <text:p>0,01187</text:p>
          </table:table-cell>
          <table:table-cell office:value-type="float" office:value="0.00687" calcext:value-type="float">
            <text:p>0,0068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float" office:value="13.2125" calcext:value-type="float">
            <text:p>13,2125</text:p>
          </table:table-cell>
          <table:table-cell office:value-type="float" office:value="13.38593" calcext:value-type="float">
            <text:p>13,38593</text:p>
          </table:table-cell>
          <table:table-cell office:value-type="float" office:value="6.60157" calcext:value-type="float">
            <text:p>6,60157</text:p>
          </table:table-cell>
          <table:table-cell office:value-type="float" office:value="0.002673" calcext:value-type="float">
            <text:p>0,002673</text:p>
          </table:table-cell>
          <table:table-cell office:value-type="float" office:value="8.50206" calcext:value-type="float">
            <text:p>8,50206</text:p>
          </table:table-cell>
          <table:table-cell office:value-type="float" office:value="0.005" calcext:value-type="float">
            <text:p>0,005</text:p>
          </table:table-cell>
          <table:table-cell office:value-type="float" office:value="7.6032" calcext:value-type="float">
            <text:p>7,6032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72" calcext:value-type="float">
            <text:p>0,007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.91641" calcext:value-type="float">
            <text:p>14,91641</text:p>
          </table:table-cell>
          <table:table-cell office:value-type="float" office:value="14.92622" calcext:value-type="float">
            <text:p>14,92622</text:p>
          </table:table-cell>
          <table:table-cell office:value-type="float" office:value="7.35718" calcext:value-type="float">
            <text:p>7,35718</text:p>
          </table:table-cell>
          <table:table-cell office:value-type="float" office:value="0.002905" calcext:value-type="float">
            <text:p>0,002905</text:p>
          </table:table-cell>
          <table:table-cell office:value-type="float" office:value="9.47606" calcext:value-type="float">
            <text:p>9,47606</text:p>
          </table:table-cell>
          <table:table-cell office:value-type="float" office:value="0.00563" calcext:value-type="float">
            <text:p>0,00563</text:p>
          </table:table-cell>
          <table:table-cell office:value-type="float" office:value="8.49708" calcext:value-type="float">
            <text:p>8,49708</text:p>
          </table:table-cell>
          <table:table-cell office:value-type="float" office:value="0.0128" calcext:value-type="float">
            <text:p>0,0128</text:p>
          </table:table-cell>
          <table:table-cell office:value-type="float" office:value="0.00782" calcext:value-type="float">
            <text:p>0,007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.32741" calcext:value-type="float">
            <text:p>16,32741</text:p>
          </table:table-cell>
          <table:table-cell office:value-type="float" office:value="16.52237" calcext:value-type="float">
            <text:p>16,52237</text:p>
          </table:table-cell>
          <table:table-cell office:value-type="float" office:value="8.16114" calcext:value-type="float">
            <text:p>8,16114</text:p>
          </table:table-cell>
          <table:table-cell office:value-type="float" office:value="0.003015" calcext:value-type="float">
            <text:p>0,003015</text:p>
          </table:table-cell>
          <table:table-cell office:value-type="float" office:value="10.50127" calcext:value-type="float">
            <text:p>10,50127</text:p>
          </table:table-cell>
          <table:table-cell office:value-type="float" office:value="0.00593" calcext:value-type="float">
            <text:p>0,00593</text:p>
          </table:table-cell>
          <table:table-cell office:value-type="float" office:value="9.40568" calcext:value-type="float">
            <text:p>9,40568</text:p>
          </table:table-cell>
          <table:table-cell office:value-type="float" office:value="0.01421" calcext:value-type="float">
            <text:p>0,01421</text:p>
          </table:table-cell>
          <table:table-cell office:value-type="float" office:value="0.00827" calcext:value-type="float">
            <text:p>0,008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/00/0000</text:date>, <text:time style:data-style-name="N2" text:time-value="17:44:33.47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4:20:16.235000000</meta:creation-date>
    <dc:date>2024-11-01T17:52:50.145000000</dc:date>
    <meta:editing-duration>PT12H8M32S</meta:editing-duration>
    <meta:editing-cycles>11</meta:editing-cycles>
    <meta:generator>LibreOffice/7.6.4.1$Windows_X86_64 LibreOffice_project/e19e193f88cd6c0525a17fb7a176ed8e6a3e2aa1</meta:generator>
    <meta:document-statistic meta:table-count="1" meta:cell-count="220" meta:object-count="0"/>
  </office:meta>
</office:document-meta>
</file>